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740ac9" officeooo:paragraph-rsid="00740ac9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language="zxx" fo:country="none" style:text-underline-style="solid" style:text-underline-width="auto" style:text-underline-color="font-color" fo:font-weight="bold" officeooo:rsid="00748522" officeooo:paragraph-rsid="00748522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48522" officeooo:paragraph-rsid="0074852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Liberation Sans" fo:font-size="10pt" fo:language="zxx" fo:country="none" fo:font-weight="normal" officeooo:rsid="00748522" officeooo:paragraph-rsid="0074852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language="zxx" fo:country="none" style:text-underline-style="solid" style:text-underline-width="auto" style:text-underline-color="font-color" fo:font-weight="bold" officeooo:rsid="0075e377" officeooo:paragraph-rsid="0075e37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5e377" officeooo:paragraph-rsid="0075e37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language="zxx" fo:country="none" style:text-underline-style="solid" style:text-underline-width="auto" style:text-underline-color="font-color" fo:font-weight="bold" officeooo:rsid="0078b435" officeooo:paragraph-rsid="007a26e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a26e7" officeooo:paragraph-rsid="007a26e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b8a94" officeooo:paragraph-rsid="007b8a94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eb2a3" officeooo:paragraph-rsid="007eb2a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7fafc0" officeooo:paragraph-rsid="007fafc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7fafc0" officeooo:paragraph-rsid="007fafc0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bold" officeooo:rsid="007fafc0" officeooo:paragraph-rsid="007fafc0" style:font-size-asian="8.75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80386f" officeooo:paragraph-rsid="0080386f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0386f" officeooo:paragraph-rsid="0080386f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20195" officeooo:paragraph-rsid="0082019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820195" officeooo:paragraph-rsid="0082019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65c31" officeooo:paragraph-rsid="00865c3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820195" officeooo:paragraph-rsid="00865c3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842c6b" officeooo:paragraph-rsid="00842c6b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42c6b" officeooo:paragraph-rsid="00842c6b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43a81" officeooo:paragraph-rsid="00843a81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5edbe" officeooo:paragraph-rsid="0085edbe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80386f" officeooo:paragraph-rsid="00892a3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92a37" officeooo:paragraph-rsid="00892a3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892a37" officeooo:paragraph-rsid="00892a37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92a37" officeooo:paragraph-rsid="008bf20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892a37" officeooo:paragraph-rsid="008bf203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c9dc2" officeooo:paragraph-rsid="008c9dc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92a37" officeooo:paragraph-rsid="008c9dc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onsolas" fo:font-size="10pt" fo:language="zxx" fo:country="none" fo:font-weight="normal" officeooo:rsid="00892a37" officeooo:paragraph-rsid="008c9dc2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8fb368" officeooo:paragraph-rsid="008fb36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8fb368" officeooo:paragraph-rsid="008fb368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Consolas" fo:font-size="10pt" fo:language="zxx" fo:country="none" fo:font-weight="normal" officeooo:rsid="008fb368" officeooo:paragraph-rsid="008fb368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91ae45" officeooo:paragraph-rsid="0091ae45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bold" officeooo:rsid="0093885a" officeooo:paragraph-rsid="0093885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0pt" fo:language="zxx" fo:country="none" fo:font-weight="normal" officeooo:rsid="0094dc0a" officeooo:paragraph-rsid="0094dc0a" style:font-size-asian="8.75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officeooo:rsid="0077d540"/>
    </style:style>
    <style:style style:name="T2" style:family="text">
      <style:text-properties officeooo:rsid="007a26e7"/>
    </style:style>
    <style:style style:name="T3" style:family="text">
      <style:text-properties officeooo:rsid="007d10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865c31"/>
    </style:style>
    <style:style style:name="T6" style:family="text">
      <style:text-properties officeooo:rsid="00865c31"/>
    </style:style>
    <style:style style:name="T7" style:family="text">
      <style:text-properties style:text-underline-style="solid" style:text-underline-width="auto" style:text-underline-color="font-color" officeooo:rsid="008b6265"/>
    </style:style>
    <style:style style:name="T8" style:family="text">
      <style:text-properties style:text-underline-style="solid" style:text-underline-width="auto" style:text-underline-color="font-color" officeooo:rsid="00892a37"/>
    </style:style>
    <style:style style:name="T9" style:family="text">
      <style:text-properties style:text-underline-style="solid" style:text-underline-width="auto" style:text-underline-color="font-color" officeooo:rsid="008c9dc2"/>
    </style:style>
    <style:style style:name="T10" style:family="text">
      <style:text-properties officeooo:rsid="008b6265"/>
    </style:style>
    <style:style style:name="T11" style:family="text">
      <style:text-properties officeooo:rsid="008bf203"/>
    </style:style>
    <style:style style:name="T12" style:family="text">
      <style:text-properties officeooo:rsid="008ac89e"/>
    </style:style>
    <style:style style:name="T13" style:family="text">
      <style:text-properties officeooo:rsid="008c9dc2"/>
    </style:style>
    <style:style style:name="T14" style:family="text">
      <style:text-properties officeooo:rsid="008e2c0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LLIJ IDEA</text:p>
      <text:p text:style-name="P2">ENTORNOS DE DESARROLLO INTEGRADO</text:p>
      <text:p text:style-name="P3">Un entorno de desarrollo integrado, o IDE, es la forma óptima para desarrollar, gestionar y desplegar clases de Java.</text:p>
      <text:p text:style-name="P3">Proporciona muchos beneficios como:</text:p>
      <text:list text:style-name="L1">
        <text:list-item>
          <text:p text:style-name="P4">Alta productividad.</text:p>
        </text:list-item>
        <text:list-item>
          <text:p text:style-name="P4">Autocompletado de código.</text:p>
        </text:list-item>
        <text:list-item>
          <text:p text:style-name="P4">Refactorización de código.</text:p>
        </text:list-item>
        <text:list-item>
          <text:p text:style-name="P4">Herramientas de debugging.</text:p>
        </text:list-item>
        <text:list-item>
          <text:p text:style-name="P4">Control de versiones.</text:p>
        </text:list-item>
        <text:list-item>
          <text:p text:style-name="P4">Desarrollo de equipos, etc.</text:p>
        </text:list-item>
      </text:list>
      <text:p text:style-name="P3"/>
      <text:p text:style-name="P5">SOFTWARE DEVELOPMENT KIT</text:p>
      <text:p text:style-name="P6">Un Software Development Kit, o SDK, contiene todas las herramientas necesarias para escribir programas. En SDK de Java se denomina Java Development Kit, o JDK, <text:span text:style-name="T1">e incluye todas las herramientas necesarias para que el ordenador entienda código Java y pueda ejecutarlo</text:span>.</text:p>
      <text:p text:style-name="P6"/>
      <text:p text:style-name="P7">M<text:span text:style-name="T2">ÉTODOS</text:span></text:p>
      <text:p text:style-name="P8">Un método es una colección de sentencias que realizar una operación.</text:p>
      <text:p text:style-name="P9">El método main es un tipo especial de método que Java busca cuando se ejecuta un programa, <text:span text:style-name="T3">es decir, que el método main es el punto de entrada de cualquier código Java.</text:span></text:p>
      <text:p text:style-name="P10">El método main debe ser forzosamente estático.</text:p>
      <text:p text:style-name="P10"/>
      <text:p text:style-name="P11"><text:span text:style-name="T4">LÓGICA CONDICIONAL</text:span></text:p>
      <text:p text:style-name="P12">La lógica condicional emplean sentencias específicas en Java para comprobar una condición y ejecutar un determinado código basado en si una condición es true o false.</text:p>
      <text:p text:style-name="P9"/>
      <text:p text:style-name="P13">SENTENCIA IF-THEN</text:p>
      <text:p text:style-name="P12">La sentencia if-then ordena al programa la ejecución de una sección específica de código, sólo si una condición se cumple (true). Esto es lógica condicional.</text:p>
      <text:p text:style-name="P12"/>
      <text:p text:style-name="P14"><text:span text:style-name="T4">OPERADOR DE IGUALDAD </text:span><text:span text:style-name="T5">Y OPERADOR DE DESIGUALDAD</text:span></text:p>
      <text:p text:style-name="P15">El operador de igualdad <text:span text:style-name="T6">(==) </text:span>comprueba si dos operandos se consideran iguales, devolviendo un valor booleano.</text:p>
      <text:p text:style-name="P16">Ejemplo:</text:p>
      <text:p text:style-name="P17">if (isAlien == false){...}</text:p>
      <text:p text:style-name="P12"/>
      <text:p text:style-name="P18">El operador de desigualdad (!=) comprueba si dos operandos son distintos, devolviendo un valor booleano.</text:p>
      <text:p text:style-name="P18">Ejemplo:</text:p>
      <text:p text:style-name="P19">if (<text:span text:style-name="T6">topScore</text:span> != <text:span text:style-name="T6">100</text:span>){...}</text:p>
      <text:p text:style-name="P12"/>
      <text:p text:style-name="P20"><text:span text:style-name="T4">BLOQUE DE CÓDIGO</text:span></text:p>
      <text:p text:style-name="P21">Un bloque de código permite que una o más sentencias sean ejecutadas.</text:p>
      <text:p text:style-name="P22">Los bloques de código se encierran entre llaves ({...}).</text:p>
      <text:p text:style-name="P9"/>
      <text:p text:style-name="P23">Aunque para aquellos casos en lo que para una condición sólo se necesita ejecutar una línea y no estrictamente necesario el uso de un código de bloque, se considera añadir siempre un código de bloque como buenas prácticas.</text:p>
      <text:p text:style-name="P9"/>
      <text:p text:style-name="P24"><text:span text:style-name="T4">OPERADOR</text:span><text:span text:style-name="T7">ES LÓGICOS</text:span><text:span text:style-name="T4"> </text:span><text:span text:style-name="T8">AND, OR </text:span><text:span text:style-name="T9">Y NOT</text:span></text:p>
      <text:p text:style-name="P25">El operador <text:span text:style-name="T10">lógico </text:span>AND (&amp;&amp;) permite enlazar <text:span text:style-name="T11">múltiples </text:span>condiciones en una estructura lógica, <text:span text:style-name="T11">ejecutando un bloque de código sólo si se cumplen todas las condiciones enlazadas con &amp;&amp;</text:span>.</text:p>
      <text:p text:style-name="P25">Ejemplo:</text:p>
      <text:p text:style-name="P26">if <text:span text:style-name="T10">(</text:span>(topScore &gt; secondTopScore<text:span text:style-name="T12">)</text:span> &amp;&amp; <text:span text:style-name="T12">(</text:span>topScore &lt; 100)<text:span text:style-name="T10">)</text:span> {...}</text:p>
      <text:p text:style-name="P25"/>
      <text:p text:style-name="P27">El operador <text:span text:style-name="T10">lógico </text:span><text:span text:style-name="T11">OR</text:span> (<text:span text:style-name="T11">||</text:span>) permite enlazar <text:span text:style-name="T11">múltiples </text:span>condiciones en una estructura lógica, <text:span text:style-name="T11">ejecutando un bloque de código si se cumple alguna de las condiciones enlazadas con ||.</text:span></text:p>
      <text:p text:style-name="P27">Ejemplo:</text:p>
      <text:p text:style-name="P28">if <text:span text:style-name="T10">(</text:span>(topScore &gt; secondTopScore<text:span text:style-name="T12">)</text:span> <text:span text:style-name="T11">||</text:span> <text:span text:style-name="T12">(</text:span>topScore &lt; 100)<text:span text:style-name="T10">)</text:span> {...}</text:p>
      <text:p text:style-name="P25"/>
      <text:p text:style-name="P29">El operador lógico NOT (!) puede ser utilizado con una variable booleana para que evalúe el valor opuesto.</text:p>
      <text:p text:style-name="P30"><text:soft-page-break/>Ejemplo:</text:p>
      <text:p text:style-name="P31">if <text:span text:style-name="T13">(!isCar</text:span><text:span text:style-name="T10">)</text:span> {...} // <text:span text:style-name="T14">Evalúe que la variable isCar sea false.</text:span></text:p>
      <text:p text:style-name="P29"/>
      <text:p text:style-name="P32"><text:span text:style-name="T9">E</text:span><text:span text:style-name="T4">L OPERADOR TERNARIO</text:span></text:p>
      <text:p text:style-name="P33">El operador ternario consta de tres partes y sigue esta estructura:</text:p>
      <text:p text:style-name="P33"/>
      <text:p text:style-name="P34">operando1 ? Operando2 : operando3</text:p>
      <text:p text:style-name="P29"/>
      <text:p text:style-name="P35">El primer operando es una condición booleana. El segundo y el tercer operando no tienen por qué ser condiciones booleanas.</text:p>
      <text:p text:style-name="P35">Esta estructura comprueba la condición del operando 1. Si la condición es true, ejecuta el operando 2, y si la condición es false, ejecuta el operando 3.</text:p>
      <text:p text:style-name="P29"/>
      <text:p text:style-name="P36"><text:span text:style-name="T4">PRECEDENCIA DE OPERADORES</text:span></text:p>
      <text:p text:style-name="P37">La precedencia de operadores es el orden de prioridad de Java a la hora de leer y ejecutar estos operadores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21:34:42.158287500</meta:creation-date>
    <dc:date>2025-06-28T22:00:11.647302600</dc:date>
    <meta:editing-duration>PT6H27M27S</meta:editing-duration>
    <meta:editing-cycles>124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48" meta:word-count="514" meta:character-count="3198" meta:non-whitespace-character-count="2738"/>
  </office:meta>
</office:document-meta>
</file>